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839" officeooo:paragraph-rsid="0011b839"/>
    </style:style>
    <style:style style:name="P2" style:family="paragraph" style:parent-style-name="Standard">
      <style:text-properties officeooo:rsid="0011b839" officeooo:paragraph-rsid="00129ee6"/>
    </style:style>
    <style:style style:name="P3" style:family="paragraph" style:parent-style-name="Standard">
      <style:text-properties officeooo:rsid="00130e24" officeooo:paragraph-rsid="00130e24"/>
    </style:style>
    <style:style style:name="P4" style:family="paragraph" style:parent-style-name="Standard">
      <style:text-properties officeooo:rsid="001447c1" officeooo:paragraph-rsid="001447c1"/>
    </style:style>
    <style:style style:name="T1" style:family="text">
      <style:text-properties officeooo:rsid="00129ee6"/>
    </style:style>
    <style:style style:name="T2" style:family="text">
      <style:text-properties officeooo:rsid="00148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re nos noms</text:p>
      <text:p text:style-name="P1">@</text:p>
      <text:p text:style-name="P1"/>
      <text:p text:style-name="P3">numéro des pages</text:p>
      <text:p text:style-name="P1"/>
      <text:p text:style-name="P4">mise en page</text:p>
      <text:p text:style-name="P1"/>
      <text:p text:style-name="P1">x1=Dupont est coupable</text:p>
      <text:p text:style-name="P1">-x1=Dupont est innocent</text:p>
      <text:p text:style-name="P1">x2=Legrand est coupable</text:p>
      <text:p text:style-name="P1">x3=Martin ninnocente</text:p>
      <text:p text:style-name="P1"/>
      <text:p text:style-name="P4">pas r<text:span text:style-name="T2">e</text:span>garder C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2-17T23:38:21.988925996</meta:creation-date>
    <dc:date>2014-12-18T02:41:15.757242016</dc:date>
    <dc:creator>JackDanny </dc:creator>
    <meta:editing-duration>PT2H47M21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9" meta:word-count="24" meta:character-count="148" meta:non-whitespace-character-count="133"/>
  </office:meta>
</office:document-meta>
</file>